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e41" officeooo:paragraph-rsid="00001e41"/>
    </style:style>
    <style:style style:name="P2" style:family="paragraph" style:parent-style-name="Standard">
      <style:text-properties officeooo:rsid="00001e41" officeooo:paragraph-rsid="00004702"/>
    </style:style>
    <style:style style:name="P3" style:family="paragraph" style:parent-style-name="Standard">
      <style:text-properties officeooo:rsid="00001e41" officeooo:paragraph-rsid="00004eec"/>
    </style:style>
    <style:style style:name="T1" style:family="text">
      <style:text-properties officeooo:rsid="00004702"/>
    </style:style>
    <style:style style:name="T2" style:family="text">
      <style:text-properties officeooo:rsid="00004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k = 15ns</text:p>
      <text:p text:style-name="P2">Utilization: the number of LUTs = 513;</text:p>
      <text:p text:style-name="P2">Timing: Worst <text:s/>Negative Slack = <text:span text:style-name="T2">11.024</text:span>ns <text:span text:style-name="T1">+ 2.071ns</text:span></text:p>
      <text:p text:style-name="P2"><text:tab/><text:tab/><text:span text:style-name="T1">Totoal Number of Endpoints = 32 </text:span><text:s/></text:p>
      <text:p text:style-name="P1"/>
      <text:p text:style-name="P1">Clk = 15ns</text:p>
      <text:p text:style-name="P1">Utilization: the number of LUTs = 513;</text:p>
      <text:p text:style-name="P2">Timing: Worst <text:s/>Negative Slack = 6.024ns <text:span text:style-name="T1">+ 2.071ns</text:span></text:p>
      <text:p text:style-name="P2"><text:tab/><text:tab/><text:span text:style-name="T1">Totoal Number of Endpoints = 32 </text:span><text:s/></text:p>
      <text:p text:style-name="P2"/>
      <text:p text:style-name="P3">Clk = 1<text:span text:style-name="T2">0</text:span>ns</text:p>
      <text:p text:style-name="P3">Utilization: the number of LUTs = 513;</text:p>
      <text:p text:style-name="P3">Timing: Worst <text:s/>Negative Slack = <text:span text:style-name="T2">11.024</text:span>ns <text:span text:style-name="T1">+ 2.071ns</text:span></text:p>
      <text:p text:style-name="P3"><text:tab/><text:tab/><text:span text:style-name="T1">Totoal Number of Endpoints = 32 </text:span><text:s/></text:p>
      <text:p text:style-name="P3"/>
      <text:p text:style-name="P3">Clk = 15ns</text:p>
      <text:p text:style-name="P3">Utilization: the number of LUTs = 513;</text:p>
      <text:p text:style-name="P3">Timing: Worst <text:s/>Negative Slack = <text:span text:style-name="T2">1.024</text:span>ns <text:span text:style-name="T1">+ 2.071ns</text:span></text:p>
      <text:p text:style-name="P3"><text:tab/><text:tab/><text:span text:style-name="T1">Totoal Number of Endpoints = 32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52:11.291200235</meta:creation-date>
    <dc:date>2019-10-15T15:14:43.627015094</dc:date>
    <meta:editing-duration>PT12M1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96" meta:character-count="530" meta:non-whitespace-character-count="430"/>
  </office:meta>
</office:document-meta>
</file>